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fill="solid" draw:fill-color="#e6e64c" draw:textarea-horizontal-align="center" draw:textarea-vertical-align="middle"/>
    </style:style>
    <style:style style:name="gr10" style:family="graphic" style:parent-style-name="standard">
      <style:graphic-properties draw:fill="solid" draw:fill-color="#00dcff" draw:textarea-horizontal-align="center" draw:textarea-vertical-align="middle"/>
    </style:style>
    <style:style style:name="gr11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2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3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outline1">
      <style:graphic-properties draw:fill-color="#ffffff" fo:min-height="2cm"/>
    </style:style>
    <style:style style:name="pr6" style:family="presentation" style:parent-style-name="lyt-cool-outline1">
      <style:graphic-properties draw:fill-color="#ffffff" draw:auto-grow-height="true" fo:min-height="5.069cm"/>
    </style:style>
    <style:style style:name="pr7" style:family="presentation" style:parent-style-name="lyt-cool-outline1">
      <style:graphic-properties draw:fill-color="#ffffff" draw:auto-grow-height="true" fo:min-height="3.662cm"/>
    </style:style>
    <style:style style:name="pr8" style:family="presentation" style:parent-style-name="lyt-cool-outline1">
      <style:graphic-properties draw:fill-color="#ffffff" draw:auto-grow-height="true" fo:min-height="5cm"/>
    </style:style>
    <style:style style:name="pr9" style:family="presentation" style:parent-style-name="lyt-cool-outline1">
      <style:graphic-properties draw:fill-color="#ffffff" draw:auto-grow-height="true" fo:min-height="3.069cm"/>
    </style:style>
    <style:style style:name="pr10" style:family="presentation" style:parent-style-name="lyt-cool-outline1">
      <style:graphic-properties draw:fill-color="#ffffff" draw:auto-grow-height="true" fo:min-height="1.569cm"/>
    </style:style>
    <style:style style:name="pr11" style:family="presentation" style:parent-style-name="lyt-cool-outline1">
      <style:graphic-properties draw:fill-color="#ffffff" draw:auto-grow-height="true" fo:min-height="2.069cm"/>
    </style:style>
    <style:style style:name="pr12" style:family="presentation" style:parent-style-name="lyt-cool-outline1">
      <style:graphic-properties draw:fill-color="#ffffff" draw:auto-grow-height="true" fo:min-height="8.5cm"/>
    </style:style>
    <style:style style:name="pr13" style:family="presentation" style:parent-style-name="lyt-cool-outline1">
      <style:graphic-properties draw:fill-color="#ffffff" draw:auto-grow-height="true" fo:min-height="2.731cm"/>
    </style:style>
    <style:style style:name="pr14" style:family="presentation" style:parent-style-name="lyt-cool-outline1">
      <style:graphic-properties draw:fill-color="#ffffff" draw:auto-grow-height="true" fo:min-height="9.5cm"/>
    </style:style>
    <style:style style:name="pr15" style:family="presentation" style:parent-style-name="lyt-cool-outline1">
      <style:graphic-properties draw:fill-color="#ffffff" draw:auto-grow-height="true" fo:min-height="6.5cm"/>
    </style:style>
    <style:style style:name="pr16" style:family="presentation" style:parent-style-name="lyt-cool-outline1">
      <style:graphic-properties draw:fill-color="#ffffff" draw:auto-grow-height="true" fo:min-height="3.5cm"/>
    </style:style>
    <style:style style:name="pr17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text-indent="-0.9cm"/>
      <style:text-properties fo:font-size="26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paragraph-properties fo:margin-left="1.2cm" fo:margin-right="0cm" fo:text-indent="-0.9cm"/>
      <style:text-properties fo:font-size="24pt"/>
    </style:style>
    <style:style style:name="P12" style:family="paragraph">
      <style:paragraph-properties fo:margin-left="0cm" fo:margin-right="0cm" fo:text-align="center" fo:text-indent="0cm"/>
      <style:text-properties fo:font-weight="bold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tyle="italic" fo:font-weight="bold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1.2cm" fo:margin-right="0cm" fo:text-indent="-0.9cm"/>
      <style:text-properties fo:font-size="32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0" style:family="paragraph">
      <style:paragraph-properties fo:margin-left="0cm" fo:margin-right="0cm" fo:text-align="center" fo:text-indent="0cm"/>
      <style:text-properties fo:font-size="14pt"/>
    </style:style>
    <style:style style:name="P21" style:family="paragraph">
      <style:paragraph-properties fo:margin-left="2.4cm" fo:margin-right="0cm" text:enable-numbering="false" fo:text-indent="-0.8cm"/>
    </style:style>
    <style:style style:name="P22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family="'Bitstream Vera Sans'" style:font-family-generic="swiss" style:font-pitch="variable" fo:font-style="italic"/>
    </style:style>
    <style:style style:name="T5" style:family="text">
      <style:text-properties fo:font-size="26pt"/>
    </style:style>
    <style:style style:name="T6" style:family="text">
      <style:text-properties fo:font-style="italic" fo:font-weight="bold"/>
    </style:style>
    <style:style style:name="T7" style:family="text">
      <style:text-properties style:text-position="sub 58%" fo:font-style="italic" fo:font-weight="bold"/>
    </style:style>
    <style:style style:name="T8" style:family="text">
      <style:text-properties fo:font-size="32pt" fo:font-style="italic" fo:font-weight="bold"/>
    </style:style>
    <style:style style:name="T9" style:family="text">
      <style:text-properties style:text-position="sub 58%" fo:font-size="32pt" fo:font-style="italic" fo:font-weight="bold"/>
    </style:style>
    <style:style style:name="T10" style:family="text">
      <style:text-properties fo:font-style="italic"/>
    </style:style>
    <style:style style:name="T11" style:family="text">
      <style:text-properties style:text-position="0% 100%" fo:font-style="italic" fo:font-weight="bold"/>
    </style:style>
    <style:style style:name="T12" style:family="text">
      <style:text-properties style:text-position="0% 100%" fo:font-style="normal" fo:font-weight="normal"/>
    </style:style>
    <style:style style:name="T13" style:family="text">
      <style:text-properties fo:font-size="28pt"/>
    </style:style>
    <style:style style:name="T14" style:family="text">
      <style:text-properties fo:font-size="28pt" fo:font-style="italic" fo:font-weight="bold"/>
    </style:style>
    <style:style style:name="T15" style:family="text">
      <style:text-properties fo:font-style="normal"/>
    </style:style>
    <style:style style:name="T16" style:family="text">
      <style:text-properties fo:font-weight="bold"/>
    </style:style>
    <style:style style:name="T17" style:family="text">
      <style:text-properties fo:font-size="28pt" fo:font-style="normal" fo:font-weight="normal"/>
    </style:style>
    <style:style style:name="T18" style:family="text">
      <style:text-properties fo:font-family="'Bitstream Vera Sans Mono'" style:font-family-generic="swiss" style:font-pitch="fixed" fo:font-size="28pt"/>
    </style:style>
    <style:style style:name="T19" style:family="text">
      <style:text-properties fo:font-family="Albany" style:font-family-generic="swiss" fo:font-size="28pt"/>
    </style:style>
    <style:style style:name="T20" style:family="text">
      <style:text-properties fo:font-family="Albany" style:font-family-generic="swiss" fo:font-size="28pt" fo:font-weight="bold"/>
    </style:style>
    <style:style style:name="T21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2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3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4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5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6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fo:font-size="28pt" fo:font-style="normal"/>
    </style:style>
    <style:style style:name="T34" style:family="text">
      <style:text-properties fo:font-size="28pt" fo:font-style="italic"/>
    </style:style>
    <style:style style:name="T35" style:family="text">
      <style:text-properties fo:font-size="28pt" fo:font-weight="bold"/>
    </style:style>
    <style:style style:name="T36" style:family="text">
      <style:text-properties fo:font-size="24pt"/>
    </style:style>
    <style:style style:name="T37" style:family="text">
      <style:text-properties fo:font-size="24pt" fo:font-style="italic"/>
    </style:style>
    <style:style style:name="T38" style:family="text">
      <style:text-properties fo:font-size="24pt" fo:font-style="normal"/>
    </style:style>
    <style:style style:name="T39" style:family="text">
      <style:text-properties fo:font-size="14pt" style:font-size-asian="18pt" style:font-size-complex="18pt"/>
    </style:style>
    <style:style style:name="T40" style:family="text">
      <style:text-properties fo:font-size="14pt"/>
    </style:style>
    <style:style style:name="T41" style:family="text">
      <style:text-properties style:text-underline-style="none"/>
    </style:style>
    <style:style style:name="T42" style:family="text">
      <style:text-properties fo:font-style="italic" style:text-underline-style="none"/>
    </style:style>
    <style:style style:name="T43" style:family="text">
      <style:text-properties fo:font-size="28pt" style:text-underline-style="none"/>
    </style:style>
    <style:style style:name="T44" style:family="text">
      <style:text-properties fo:font-family="'Courier New'" style:font-family-generic="modern" style:font-pitch="fixed" fo:font-size="28pt" style:text-underline-style="none"/>
    </style:style>
    <style:style style:name="T45" style:family="text">
      <style:text-properties fo:font-size="28pt" fo:font-style="normal" fo:font-weight="bold"/>
    </style:style>
    <style:style style:name="T46" style:family="text">
      <style:text-properties style:text-position="sub 58%" fo:font-size="28pt" fo:font-style="italic"/>
    </style:style>
    <style:style style:name="T47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48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49" style:family="text">
      <style:text-properties style:text-position="0% 100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0" style:family="text">
      <style:text-properties fo:font-size="28pt" style:text-underline-style="none" fo:font-weight="normal"/>
    </style:style>
    <style:style style:name="T51" style:family="text">
      <style:text-properties fo:font-family="'Courier New'" style:font-family-generic="modern" style:font-pitch="fixed" fo:font-size="28pt" style:text-underline-style="none" fo:font-weight="normal"/>
    </style:style>
    <style:style style:name="T52" style:family="text">
      <style:text-properties fo:font-size="28pt" fo:font-weight="normal"/>
    </style:style>
    <style:style style:name="T53" style:family="text">
      <style:text-properties fo:font-size="28pt" fo:font-style="italic" fo:font-weight="normal"/>
    </style:style>
    <style:style style:name="T54" style:family="text">
      <style:text-properties fo:font-family="'Bitstream Vera Sans Mono'" style:font-family-generic="swiss" style:font-pitch="fixed" fo:font-size="28pt" fo:font-weight="bold"/>
    </style:style>
    <style:style style:name="T55" style:family="text">
      <style:text-properties style:text-position="sub 58%" fo:font-size="28pt" fo:font-style="italic" fo:font-weight="normal"/>
    </style:style>
    <style:style style:name="T56" style:family="text">
      <style:text-properties fo:font-family="'Courier 10 Pitch'" style:font-pitch="fixed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6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2">Understanding the basic ME of a point source.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Understanding how the </text:span><text:span text:style-name="T4">implicit MEs</text:span><text:span text:style-name="T2"> of legacy packages map to the full ME.</text:span></text:p>
              </text:list-item>
            </text:list>
            <text:list text:style-name="L2">
              <text:list-item>
                <text:p text:style-name="P4"><text:span text:style-name="T2">Understanding how an ME can be implemented with MeqTrees.</text:span></text:p>
              </text:list-item>
            </text:list>
            <text:list text:style-name="L2">
              <text:list-item>
                <text:p text:style-name="P5"><text:span text:style-name="T2">Learning to implement MEs for some basic observational effect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2" draw:layer="layout" svg:width="26.468cm" svg:height="15.142cm" svg:x="1.5cm" svg:y="5.874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2" draw:layer="layout" svg:width="26.004cm" svg:height="15.044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2" draw:layer="layout" svg:width="24.788cm" svg:height="15.226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That's The Measurement Equation!</text:p>
          </draw:text-box>
        </draw:frame>
        <draw:frame draw:style-name="gr2" draw:layer="layout" svg:width="21.99cm" svg:height="4.029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5" draw:text-style-name="P5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5">Or in more pragmatic terms:</text:p>
              </text:list-item>
            </text:list>
          </draw:text-box>
        </draw:frame>
        <draw:frame presentation:style-name="pr5" draw:text-style-name="P8" draw:layer="layout" svg:width="23.912cm" svg:height="3.076cm" svg:x="2cm" svg:y="16.5cm" presentation:class="outline" presentation:user-transformed="true">
          <draw:text-box>
            <text:list text:style-name="L2">
              <text:list-item>
                <text:p text:style-name="P5"><text:span text:style-name="T5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2" draw:layer="layout" svg:width="18.706cm" svg:height="14.217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5" draw:layer="layout" svg:width="25.542cm" svg:height="13.231cm" svg:x="1.958cm" svg:y="5.838cm" presentation:class="outline" presentation:user-transformed="true">
          <draw:text-box>
            <text:list text:style-name="L2">
              <text:list-item>
                <text:p text:style-name="P5"><text:s/><text:span text:style-name="T6">J</text:span><text:span text:style-name="T7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5">Therefore, the “total” <text:s/><text:span text:style-name="T8">J</text:span><text:span text:style-name="T9">p</text:span><text:span text:style-name="T7"> <text:s/></text:span>is a matrix product of a <text:span text:style-name="T10">“Jones chain”</text:span> of individual effects:<text:line-break/> <text:tab/> <text:s text:c="5"/><text:span text:style-name="T6">J</text:span><text:span text:style-name="T7">p <text:s/></text:span><text:span text:style-name="T11">= J</text:span><text:span text:style-name="T7">pn <text:s/></text:span><text:span text:style-name="T11">J</text:span><text:span text:style-name="T7">pn-1</text:span><text:span text:style-name="T11"> ... </text:span><text:span text:style-name="T7"><text:s/></text:span><text:span text:style-name="T11">J</text:span><text:span text:style-name="T7">p1</text:span></text:p>
              </text:list-item>
            </text:list>
            <text:list text:style-name="L2">
              <text:list-item>
                <text:p text:style-name="P5"><text:span text:style-name="T12">The order of the </text:span><text:span text:style-name="T11">J</text:span><text:span text:style-name="T12"> terms corresponds to the physical order of the effects. In general, the matrices don't commute!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6" draw:text-style-name="P10" draw:layer="layout" svg:width="23.912cm" svg:height="13.213cm" svg:x="2.5cm" svg:y="6cm" presentation:class="outline" presentation:user-transformed="true">
          <draw:text-box>
            <text:list text:style-name="L2">
              <text:list-item>
                <text:p text:style-name="P5"><text:span text:style-name="T13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5"><text:span text:style-name="T13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beam, antenna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hink in terms of a </text:span><text:span text:style-name="T14">B</text:span><text:span text:style-name="T13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7" draw:text-style-name="P5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5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1.152cm" svg:height="9.767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The general formulation above is <text:span text:style-name="T10">“The Measurement Equation”.</text:span></text:p>
              </text:list-item>
            </text:list>
            <text:list text:style-name="L2">
              <text:list-item>
                <text:p text:style-name="P5">When we want to simulate a specific instrument, we put specific Jones terms into the ME, and derive <text:span text:style-name="T10">a measurement equation</text:span><text:span text:style-name="T15"> for that instrument.</text:span></text:p>
              </text:list-item>
            </text:list>
            <text:list text:style-name="L2">
              <text:list-item>
                <text:p text:style-name="P5"><text:span text:style-name="T15">We then </text:span><text:span text:style-name="T10">implement</text:span><text:span text:style-name="T15"> that specific m.e. in software (e.g. with MeqTrees)</text:span></text:p>
              </text:list-item>
            </text:list>
            <text:list text:style-name="L2">
              <text:list-item>
                <text:p text:style-name="P5"><text:span text:style-name="T15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8" draw:text-style-name="P11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5.565cm" svg:height="15.195cm" svg:x="1.638cm" svg:y="5.30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9" draw:text-style-name="P5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2" draw:layer="layout" svg:width="22.903cm" svg:height="12.555cm" svg:x="2.985cm" svg:y="6.94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ntenna UVWs <text:line-break/>and Antenna Phase</text:p>
          </draw:text-box>
        </draw:frame>
        <draw:frame presentation:style-name="pr10" draw:text-style-name="P5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3" draw:text-style-name="P13" draw:layer="layout" svg:width="2cm" svg:height="1cm" svg:x="1.322cm" svg:y="14.079cm">
          <text:p text:style-name="P12"><text:span text:style-name="T16"/></text:p>
          <text:p text:style-name="P12"><text:span text:style-name="T16"/></text:p>
          <text:p text:style-name="P12"><text:span text:style-name="T16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3" draw:layer="layout" svg:width="2cm" svg:height="1cm" svg:x="8.103cm" svg:y="14.01cm">
          <text:p text:style-name="P12"><text:span text:style-name="T16"/></text:p>
          <text:p text:style-name="P12"><text:span text:style-name="T16"/></text:p>
          <text:p text:style-name="P12"><text:span text:style-name="T16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4" draw:text-style-name="P14" draw:layer="layout" svg:x1="2.5cm" svg:y1="14.5cm" svg:x2="7cm" svg:y2="7.5cm">
          <text:p text:style-name="P1"/>
        </draw:line>
        <draw:line draw:style-name="gr4" draw:text-style-name="P14" draw:layer="layout" svg:x1="9cm" svg:y1="14.5cm" svg:x2="13.5cm" svg:y2="7.5cm">
          <text:p text:style-name="P1"/>
        </draw:line>
        <draw:line draw:style-name="gr5" draw:text-style-name="P15" draw:layer="layout" svg:x1="5cm" svg:y1="18.5cm" svg:x2="2.5cm" svg:y2="14.5cm">
          <text:p text:style-name="P1"/>
        </draw:line>
        <draw:line draw:style-name="gr6" draw:text-style-name="P14" draw:layer="layout" svg:x1="5cm" svg:y1="18.5cm" svg:x2="9cm" svg:y2="14.5cm">
          <text:p text:style-name="P1"/>
        </draw:line>
        <draw:line draw:style-name="gr6" draw:text-style-name="P14" draw:layer="layout" svg:x1="9cm" svg:y1="14.5cm" svg:x2="2.5cm" svg:y2="14.5cm">
          <text:p text:style-name="P1"/>
        </draw:line>
        <draw:frame draw:style-name="gr2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16.119cm" svg:height="10.599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draw:style-name="gr2" draw:layer="layout" svg:width="9.977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me Thoughts On The Nature Of <text:span text:style-name="T6">K</text:span></text:p>
          </draw:text-box>
        </draw:frame>
        <draw:frame presentation:style-name="pr2" draw:text-style-name="P1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5"><text:span text:style-name="T17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5"><text:span text:style-name="T14">K</text:span><text:span text:style-name="T13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Scalar matrices commute with everything, so we're allowed to “merge” these two effects. We're also free to shift the resulting </text:span><text:span text:style-name="T14">K</text:span><text:span text:style-name="T17">'s</text:span><text:span text:style-name="T13"> to any convenient position in the ME.</text:span></text:p>
              </text:list-item>
            </text:list>
            <text:list text:style-name="L2">
              <text:list-item>
                <text:p text:style-name="P4"><text:span text:style-name="T14">K</text:span><text:span text:style-name="T13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3">moral: keep your dipoles togeth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Matrix Multiplication</text:p>
          </draw:text-box>
        </draw:frame>
        <draw:frame presentation:style-name="pr11" draw:text-style-name="P10" draw:layer="layout" svg:width="23.912cm" svg:height="5.552cm" svg:x="2.088cm" svg:y="10cm" presentation:class="outline" presentation:user-transformed="true">
          <draw:text-box>
            <text:list text:style-name="L2">
              <text:list-item>
                <text:p text:style-name="P5"><text:span text:style-name="T13">See </text:span><text:span text:style-name="T18">Day2/demo1-predict-ps.py</text:span></text:p>
              </text:list-item>
            </text:list>
            <text:list text:style-name="L2">
              <text:list-item>
                <text:p text:style-name="P5"><text:span text:style-name="T19">The </text:span><text:span text:style-name="T20">Meq.MatrixMultiply</text:span><text:span text:style-name="T19"> node implements matrix multiplication.</text:span></text:p>
              </text:list-item>
            </text:list>
            <text:list text:style-name="L2">
              <text:list-item>
                <text:p text:style-name="P5"><text:span text:style-name="T21">We repeat this for all interferometers (all </text:span><text:span text:style-name="T22">p-q</text:span><text:span text:style-name="T21"> pairs), in a </text:span><text:span text:style-name="T23">for</text:span><text:span text:style-name="T21"> loop.</text:span></text:p>
              </text:list-item>
            </text:list>
          </draw:text-box>
        </draw:frame>
        <draw:frame draw:style-name="gr2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Creating a B Matrix</text:p>
          </draw:text-box>
        </draw:frame>
        <draw:frame presentation:style-name="pr11" draw:text-style-name="P17" draw:layer="layout" svg:width="23.912cm" svg:height="5.065cm" svg:x="2.588cm" svg:y="11.669cm" presentation:class="outline" presentation:user-transformed="true">
          <draw:text-box>
            <text:list text:style-name="L2">
              <text:list-item>
                <text:p text:style-name="P5"><text:span text:style-name="T24">The </text:span><text:span text:style-name="T25">Meq.Matrix22</text:span><text:span text:style-name="T24"> shortcut creates a matrix from four children (using a <text:s/></text:span><text:span text:style-name="T25">Meq.Composer</text:span><text:span text:style-name="T24"> node).</text:span></text:p>
              </text:list-item>
            </text:list>
            <text:list text:style-name="L2">
              <text:list-item>
                <text:p text:style-name="P5"><text:span text:style-name="T26">IQUV</text:span><text:span text:style-name="T27">'s</text:span><text:span text:style-name="T24"> will be hardwired (for now)</text:span></text:p>
              </text:list-item>
            </text:list>
          </draw:text-box>
        </draw:frame>
        <draw:frame draw:style-name="gr2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VisPhaseShift</text:p>
          </draw:text-box>
        </draw:frame>
        <draw:frame presentation:style-name="pr12" draw:text-style-name="P10" draw:layer="layout" svg:width="23.912cm" svg:height="9.947cm" svg:x="2.588cm" svg:y="9.5cm" presentation:class="outline" presentation:user-transformed="true">
          <draw:text-box>
            <text:list text:style-name="L2">
              <text:list-item>
                <text:p text:style-name="P5"><text:span text:style-name="T28">The </text:span><text:span text:style-name="T29">Meq.VisPhaseShift</text:span><text:span text:style-name="T28"> node computes the phase shift term above.</text:span></text:p>
              </text:list-item>
            </text:list>
            <text:list text:style-name="L2">
              <text:list-item>
                <text:p text:style-name="P5"><text:span text:style-name="T28">Takes two “vector” children for </text:span><text:span text:style-name="T30">uvw</text:span><text:span text:style-name="T31">'s</text:span><text:span text:style-name="T30"> </text:span><text:span text:style-name="T31">(in meters)</text:span><text:span text:style-name="T28"> and </text:span><text:span text:style-name="T30">lmn</text:span><text:span text:style-name="T31">'s</text:span><text:span text:style-name="T28">.</text:span></text:p>
              </text:list-item>
            </text:list>
            <text:list text:style-name="L2">
              <text:list-item>
                <text:p text:style-name="P5"><text:span text:style-name="T28">The </text:span><text:span text:style-name="T29">Meq.ConjTranspose</text:span><text:span text:style-name="T28"> shortcut implements the “</text:span><text:span text:style-name="T32">†</text:span><text:span text:style-name="T21">” operation.</text:span></text:p>
              </text:list-item>
            </text:list>
            <text:list text:style-name="L2">
              <text:list-item>
                <text:p text:style-name="P5"><text:span text:style-name="T28">We can explicitly form up an </text:span><text:span text:style-name="T30">(l,m,n-1)</text:span><text:span text:style-name="T28"> vector using a </text:span><text:span text:style-name="T29">Meq.Composer</text:span><text:span text:style-name="T28"> node.</text:span></text:p>
              </text:list-item>
            </text:list>
            <text:list text:style-name="L2">
              <text:list-item>
                <text:p text:style-name="P5"><text:span text:style-name="T28">But where do we get the uvw's?</text:span></text:p>
              </text:list-item>
            </text:list>
          </draw:text-box>
        </draw:frame>
        <draw:frame draw:style-name="gr2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0" draw:layer="layout" svg:width="24.912cm" svg:height="13.231cm" svg:x="2cm" svg:y="6.088cm" presentation:class="outline" presentation:user-transformed="true">
          <draw:text-box>
            <text:list text:style-name="L2">
              <text:list-item>
                <text:p text:style-name="P3"><text:span text:style-name="T33">Where do </text:span><text:span text:style-name="T34">uvw'</text:span><text:span text:style-name="T33">s come from?</text:span></text:p>
              </text:list-item>
            </text:list>
            <text:list text:style-name="L2">
              <text:list-item>
                <text:p text:style-name="P4"><text:span text:style-name="T34">uvw</text:span><text:span text:style-name="T13">'s can be computed by a </text:span><text:span text:style-name="T35">Meq.UVW</text:span><text:span text:style-name="T13"> node.</text:span></text:p>
              </text:list-item>
            </text:list>
            <text:list text:style-name="L2">
              <text:list-item>
                <text:p text:style-name="P4"><text:span text:style-name="T13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5"><text:span text:style-name="T13">Need a way to get observational parameters from the MS and put them into the tre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1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5"><text:span text:style-name="T36">An </text:span><text:span text:style-name="T37">init-script</text:span><text:span text:style-name="T36"> is a Python script that is executed </text:span><text:span text:style-name="T37">on the kernel side</text:span><text:span text:style-name="T36"> by the VisDataMux node. The script is specified as part of the I/O request.</text:span></text:p>
              </text:list-item>
            </text:list>
            <text:list text:style-name="L2">
              <text:list-item>
                <text:p text:style-name="P5"><text:span text:style-name="T36">It can provide a </text:span><text:span text:style-name="T37">MS header handler </text:span><text:span text:style-name="T38">(among other things).</text:span></text:p>
              </text:list-item>
            </text:list>
            <text:list text:style-name="L2">
              <text:list-item>
                <text:p text:style-name="P5"><text:span text:style-name="T38">The MS header contains all observational parameters.</text:span></text:p>
              </text:list-item>
            </text:list>
            <text:list text:style-name="L2">
              <text:list-item>
                <text:p text:style-name="P5"><text:span text:style-name="T36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5"><text:span text:style-name="T36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6">i.e. “ra0”, “dec0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6">“</text:span><text:span text:style-name="T36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6">“</text:span><text:span text:style-name="T36">x:</text:span><text:span text:style-name="T37">p</text:span><text:span text:style-name="T36">”, “y:</text:span><text:span text:style-name="T37">p</text:span><text:span text:style-name="T36">”, “z:</text:span><text:span text:style-name="T37">p</text:span><text:span text:style-name="T36">” for position of antenna #</text:span><text:span text:style-name="T37">p</text:span><text:span text:style-name="T36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3" draw:text-style-name="P10" draw:layer="layout" svg:width="25.5cm" svg:height="4.405cm" svg:x="2cm" svg:y="6.411cm" presentation:class="outline" presentation:user-transformed="true">
          <draw:text-box>
            <text:list text:style-name="L2">
              <text:list-item>
                <text:p text:style-name="P5"><text:span text:style-name="T35">VisTile</text:span><text:span text:style-name="T13"> is an intermediate </text:span><text:span text:style-name="T34">uv</text:span><text:span text:style-name="T13"> data layer (don't want to be locked into MSs forever...)</text:span></text:p>
              </text:list-item>
            </text:list>
            <text:list text:style-name="L2">
              <text:list-item>
                <text:p text:style-name="P5"><text:span text:style-name="T13">The I/O record maps MS columns to VisTile</text:span></text:p>
              </text:list-item>
            </text:list>
            <text:list text:style-name="L2">
              <text:list-item>
                <text:p text:style-name="P5"><text:span text:style-name="T13">Sinks &amp; Spigots map tile columns to trees</text:span></text:p>
              </text:list-item>
            </text:list>
          </draw:text-box>
        </draw:frame>
        <draw:g>
          <draw:rect draw:style-name="gr7" draw:text-style-name="P19" draw:layer="layout" svg:width="5.5cm" svg:height="1.5cm" draw:transform="rotate (1.5707963267946) translate (3cm 19.5cm)">
            <text:p text:style-name="P18"><text:span text:style-name="T39">DATA</text:span></text:p>
          </draw:rect>
          <draw:rect draw:style-name="gr7" draw:text-style-name="P14" draw:layer="layout" svg:width="6cm" svg:height="1.5cm" svg:x="3cm" svg:y="12.5cm">
            <text:p text:style-name="P18">MS columns</text:p>
          </draw:rect>
          <draw:rect draw:style-name="gr7" draw:text-style-name="P19" draw:layer="layout" svg:width="5.5cm" svg:height="1.5cm" draw:transform="rotate (1.5707963267946) translate (4.5cm 19.5cm)">
            <text:p text:style-name="P18"><text:span text:style-name="T39">MODEL_DATA</text:span></text:p>
          </draw:rect>
          <draw:rect draw:style-name="gr7" draw:text-style-name="P19" draw:layer="layout" svg:width="5.5cm" svg:height="1.5cm" draw:transform="rotate (1.5707963267946) translate (6cm 19.5cm)">
            <text:p text:style-name="P18"><text:span text:style-name="T39">CORRECTED_DATA</text:span></text:p>
          </draw:rect>
          <draw:rect draw:style-name="gr8" draw:text-style-name="P19" draw:layer="layout" svg:width="5.5cm" svg:height="1.5cm" draw:transform="rotate (1.5707963267946) translate (7.5cm 19.5cm)">
            <text:p text:style-name="P18"><text:span text:style-name="T39">??</text:span></text:p>
          </draw:rect>
        </draw:g>
        <draw:g>
          <draw:rect draw:style-name="gr9" draw:text-style-name="P18" draw:layer="layout" svg:width="4.5cm" svg:height="1.5cm" svg:x="12.5cm" svg:y="12.5cm">
            <text:p text:style-name="P18">VisTile</text:p>
          </draw:rect>
          <draw:rect draw:style-name="gr9" draw:text-style-name="P19" draw:layer="layout" svg:width="5.5cm" svg:height="1.5cm" draw:transform="rotate (1.5707963267946) translate (12.5cm 19.5cm)">
            <text:p text:style-name="P18"><text:span text:style-name="T39">DATA</text:span></text:p>
          </draw:rect>
          <draw:rect draw:style-name="gr9" draw:text-style-name="P19" draw:layer="layout" svg:width="5.5cm" svg:height="1.5cm" draw:transform="rotate (1.5707963267946) translate (14cm 19.5cm)">
            <text:p text:style-name="P18"><text:span text:style-name="T39">PREDICT</text:span></text:p>
          </draw:rect>
          <draw:rect draw:style-name="gr9" draw:text-style-name="P19" draw:layer="layout" svg:width="5.5cm" svg:height="1.5cm" draw:transform="rotate (1.5707963267946) translate (15.5cm 19.5cm)">
            <text:p text:style-name="P18"><text:span text:style-name="T39">RESIDUALS</text:span></text:p>
          </draw:rect>
        </draw:g>
        <draw:rect draw:style-name="gr10" draw:text-style-name="P18" draw:layer="layout" svg:width="4.5cm" svg:height="1.5cm" svg:x="21cm" svg:y="13.5cm">
          <text:p text:style-name="P18">Spigot</text:p>
        </draw:rect>
        <draw:rect draw:style-name="gr10" draw:text-style-name="P18" draw:layer="layout" svg:width="4.5cm" svg:height="1.5cm" svg:x="21cm" svg:y="17cm">
          <text:p text:style-name="P18">Sink</text:p>
        </draw:rect>
        <draw:line draw:style-name="gr11" draw:text-style-name="P19" draw:layer="layout" svg:x1="3.5cm" svg:y1="15cm" svg:x2="13.5cm" svg:y2="15cm">
          <text:p text:style-name="P18"><text:span text:style-name="T39">req.input</text:span></text:p>
        </draw:line>
        <draw:line draw:style-name="gr12" draw:text-style-name="P20" draw:layer="layout" svg:x1="5cm" svg:y1="18.5cm" svg:x2="14.5cm" svg:y2="18.5cm">
          <text:p text:style-name="P18"><text:span text:style-name="T40">req.output</text:span></text:p>
        </draw:line>
        <draw:line draw:style-name="gr13" draw:text-style-name="P20" draw:layer="layout" svg:x1="13.5cm" svg:y1="14.5cm" svg:x2="21cm" svg:y2="14.5cm">
          <text:p text:style-name="P18"><text:span text:style-name="T40">Spigot</text:span><text:span text:style-name="T40"><text:line-break/></text:span><text:span text:style-name="T40">init</text:span></text:p>
        </draw:line>
        <draw:line draw:style-name="gr14" draw:text-style-name="P20" draw:layer="layout" svg:x1="14.5cm" svg:y1="18cm" svg:x2="21cm" svg:y2="18cm">
          <text:p text:style-name="P18"><text:span text:style-name="T40">Sink</text:span><text:span text:style-name="T40"><text:line-break/></text:span><text:span text:style-name="T40">init</text:span></text:p>
        </draw:lin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Ready!</text:p>
          </draw:text-box>
        </draw:frame>
        <draw:frame presentation:style-name="pr2" draw:text-style-name="P5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5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1">_tdl_job_</text:span><text:span text:style-name="T42">foo</text:span><text:span text:style-name="T41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1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1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1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3">See </text:span><text:span text:style-name="T44">Day2/demo2-predict-ps-image.py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Introducing (Complex) <text:line-break/>Gain Errors</text:p>
          </draw:text-box>
        </draw:frame>
        <draw:frame presentation:style-name="pr11" draw:text-style-name="P5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20.115cm" svg:height="13.902cm" svg:x="4.385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5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5"><text:span text:style-name="T43">See </text:span><text:span text:style-name="T44">Day2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16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6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4" draw:text-style-name="P10" draw:layer="layout" svg:width="23.912cm" svg:height="11.011cm" svg:x="2.5cm" svg:y="8.105cm" presentation:class="outline" presentation:user-transformed="true">
          <draw:text-box>
            <text:list text:style-name="L2">
              <text:list-item>
                <text:p text:style-name="P10"><text:span text:style-name="T13">Remember that we get a “time grid” with each request.</text:span></text:p>
              </text:list-item>
            </text:list>
            <text:list text:style-name="L2">
              <text:list-item>
                <text:p text:style-name="P10"><text:span text:style-name="T13">The </text:span><text:span text:style-name="T35">Meq.Time</text:span><text:span text:style-name="T13"> node returns </text:span><text:span text:style-name="T34">f(t) = t</text:span></text:p>
              </text:list-item>
            </text:list>
            <text:list text:style-name="L2">
              <text:list-item>
                <text:p text:style-name="P10"><text:span text:style-name="T33">Combine with a </text:span><text:span text:style-name="T45">Meq.Sin</text:span><text:span text:style-name="T33"> node to compute </text:span><text:span text:style-name="T34">A*</text:span><text:span text:style-name="T33">sin</text:span><text:span text:style-name="T34">(Bt+C)</text:span></text:p>
              </text:list-item>
            </text:list>
            <text:list text:style-name="L2">
              <text:list-item>
                <text:p text:style-name="P10"><text:span text:style-name="T33">Generate random </text:span><text:span text:style-name="T34">A,B,C</text:span><text:span text:style-name="T33">'s per dipole (using Python's </text:span><text:span text:style-name="T45">random</text:span><text:span text:style-name="T33"> module)</text:span></text:p>
              </text:list-item>
            </text:list>
            <text:list text:style-name="L2">
              <text:list-item>
                <text:p text:style-name="P10"><text:span text:style-name="T45">Meq.Polar</text:span><text:span text:style-name="T33"> builds x*exp(</text:span><text:span text:style-name="T34">iy</text:span><text:span text:style-name="T33">)</text:span></text:p>
              </text:list-item>
            </text:list>
            <text:list text:style-name="L2">
              <text:list-item>
                <text:p text:style-name="P10"><text:span text:style-name="T33">Run the tree (load up the “G Jones” bookmark).</text:span></text:p>
              </text:list-item>
            </text:list>
            <text:list text:style-name="L2">
              <text:list-item>
                <text:p text:style-name="P10"><text:span text:style-name="T33">Make a map.</text:span></text:p>
              </text:list-item>
            </text:list>
          </draw:text-box>
        </draw:frame>
        <draw:frame draw:style-name="gr2" draw:layer="layout" svg:width="14.924cm" svg:height="1.334cm" svg:x="6.076cm" svg:y="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Some Performance Considerations</text:p>
          </draw:text-box>
        </draw:frame>
        <draw:frame presentation:style-name="pr15" draw:text-style-name="P10" draw:layer="layout" svg:width="23.912cm" svg:height="6.5cm" svg:x="3cm" svg:y="8cm" presentation:class="outline" presentation:user-transformed="true">
          <draw:text-box>
            <text:list text:style-name="L2">
              <text:list-item>
                <text:p text:style-name="P5"><text:span text:style-name="T13">This does </text:span><text:span text:style-name="T34">N</text:span><text:span text:style-name="T46">time</text:span><text:span text:style-name="T13">x</text:span><text:span text:style-name="T34">N</text:span><text:span text:style-name="T46">freq</text:span><text:span text:style-name="T13">x4 individual matrix multiplications.</text:span></text:p>
              </text:list-item>
            </text:list>
            <text:list text:style-name="L2">
              <text:list-item>
                <text:p text:style-name="P5"><text:span text:style-name="T14">B</text:span><text:span text:style-name="T33"> is constant, </text:span><text:span text:style-name="T14">G</text:span><text:span text:style-name="T33">'s are variable in time, and </text:span><text:span text:style-name="T14">K</text:span><text:span text:style-name="T33">'s are variable in time-freq.</text:span></text:p>
              </text:list-item>
            </text:list>
            <text:list text:style-name="L2">
              <text:list-item>
                <text:p text:style-name="P5"><text:span text:style-name="T33">If we reorder the terms as follows (</text:span><text:span text:style-name="T14">K</text:span><text:span text:style-name="T33"> commutes):</text:span></text:p>
              </text:list-item>
            </text:list>
          </draw:text-box>
        </draw:frame>
        <draw:frame draw:style-name="gr2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6" draw:text-style-name="P5" draw:layer="layout" svg:width="23.912cm" svg:height="3.5cm" svg:x="3cm" svg:y="17cm" presentation:class="outline" presentation:user-transformed="true">
          <draw:text-box>
            <text:p text:style-name="P5"/>
          </draw:text-box>
        </draw:frame>
        <draw:frame presentation:style-name="pr17" draw:text-style-name="P10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21"><text:span text:style-name="T13">we end up with </text:span><text:span text:style-name="T34">N</text:span><text:span text:style-name="T46">freq</text:span><text:span text:style-name="T13">x2 + </text:span><text:span text:style-name="T34">N</text:span><text:span text:style-name="T46">time</text:span><text:span text:style-name="T13">x</text:span><text:span text:style-name="T34">N</text:span><text:span text:style-name="T46">freq</text:span><text:span text:style-name="T13">x2 ops.</text:span></text:p>
              </text:list-item>
            </text:list>
            <text:list text:style-name="L2">
              <text:list-item>
                <text:p text:style-name="P5"><text:span text:style-name="T33">Is this a good idea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To Quote Ancient Wisdom...</text:p>
          </draw:text-box>
        </draw:frame>
        <draw:frame presentation:style-name="pr15" draw:text-style-name="P10" draw:layer="layout" svg:width="23.912cm" svg:height="13.213cm" svg:x="2.588cm" svg:y="6cm" presentation:class="outline" presentation:user-transformed="true">
          <draw:text-box>
            <text:list text:style-name="L5">
              <text:list-item>
                <text:p text:style-name="P22"><text:span text:style-name="T34">“</text:span><text:span text:style-name="T34">Premature optimization is the the root of all evil.”</text:span><text:span text:style-name="T34"><text:line-break/></text:span><text:span text:style-name="T34"><text:tab/></text:span><text:span text:style-name="T13">-- Donald Knuth</text:span></text:p>
              </text:list-item>
            </text:list>
            <text:list text:style-name="L5">
              <text:list-item>
                <text:p text:style-name="P22"><text:span text:style-name="T34">“</text:span><text:span text:style-name="T34">More computing sins are committed in the name of efficiency (without necessarily achieving it) than for any other single reason – including blind stupidity.”</text:span><text:span text:style-name="T34"><text:line-break/></text:span><text:span text:style-name="T34"><text:tab/></text:span><text:span text:style-name="T13">-- W.A. Wulf</text:span></text:p>
              </text:list-item>
            </text:list>
            <text:list text:style-name="L5">
              <text:list-item>
                <text:p text:style-name="P22"><text:span text:style-name="T13"/></text:p>
              </text:list-item>
            </text:list>
            <text:list text:style-name="L2">
              <text:list-item>
                <text:p text:style-name="P5"><text:span text:style-name="T33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5"><text:span text:style-name="T33">...and where the problem lies.</text:span></text:p>
              </text:list-item>
            </text:list>
            <text:list text:style-name="L2">
              <text:list-item>
                <text:p text:style-name="P5"><text:span text:style-name="T33">Jones terms don't always commute, so think carefully before moving them around.</text:span></text:p>
              </text:list-item>
            </text:list>
          </draw:text-box>
        </draw:frame>
        <draw:frame presentation:style-name="pr16" draw:text-style-name="P5" draw:layer="layout" svg:width="23.912cm" svg:height="3.5cm" svg:x="3cm" svg:y="17cm" presentation:class="outline" presentation:user-transformed="true">
          <draw:text-box>
            <text:p text:style-name="P5"/>
          </draw:text-box>
        </draw:frame>
        <draw:frame presentation:style-name="pr17" draw:text-style-name="P10" draw:layer="layout" svg:width="23.912cm" svg:height="7.5cm" svg:x="3.088cm" svg:y="18cm" presentation:class="outline" presentation:user-transformed="true">
          <draw:text-box>
            <text:p text:style-name="P5"/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1" draw:text-style-name="P10" draw:layer="layout" svg:width="23.912cm" svg:height="5.594cm" svg:x="2cm" svg:y="5.931cm" presentation:class="outline" presentation:user-transformed="true">
          <draw:text-box>
            <text:list text:style-name="L2">
              <text:list-item>
                <text:p text:style-name="P5"><text:span text:style-name="T43">Use </text:span><text:span text:style-name="T44">Day2/demo3-predict-ps-gain.py </text:span><text:span text:style-name="T13">as a starting point. </text:span></text:p>
              </text:list-item>
            </text:list>
            <text:list text:style-name="L2">
              <text:list-item>
                <text:p text:style-name="P5"><text:span text:style-name="T13">Make the source unpolarized, with </text:span><text:span text:style-name="T34">I</text:span><text:span text:style-name="T13">=1Jy.</text:span></text:p>
              </text:list-item>
            </text:list>
            <text:list text:style-name="L2">
              <text:list-item>
                <text:p text:style-name="P5"><text:span text:style-name="T13">Make the gain amplitudes frequency-dependent (and reset the gain phases to 0):</text:span></text:p>
              </text:list-item>
            </text:list>
          </draw:text-box>
        </draw:frame>
        <draw:frame draw:style-name="gr2" draw:layer="layout" svg:width="16.264cm" svg:height="3.225cm" svg:x="6cm" svg:y="12.27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10" draw:layer="layout" svg:width="25.5cm" svg:height="4.062cm" svg:x="2cm" svg:y="16.438cm" presentation:class="outline" presentation:user-transformed="true">
          <draw:text-box>
            <text:list text:style-name="L2">
              <text:list-item>
                <text:p text:style-name="P5"><text:span text:style-name="T13">Pick random </text:span><text:span text:style-name="T34">a</text:span><text:span text:style-name="T46">p</text:span><text:span text:style-name="T13">'s in the range [1e-10,1e-9]</text:span></text:p>
              </text:list-item>
            </text:list>
            <text:list text:style-name="L2">
              <text:list-item>
                <text:p text:style-name="P5"><text:span text:style-name="T13">Use </text:span><text:span text:style-name="T47"></text:span><text:span text:style-name="T48">0</text:span><text:span text:style-name="T13">=800MHz (8e+8)</text:span><text:span text:style-name="T49">.</text:span></text:p>
              </text:list-item>
            </text:list>
            <text:list text:style-name="L2">
              <text:list-item>
                <text:p text:style-name="P5"><text:span text:style-name="T13">Produce a per-channel </text:span><text:span text:style-name="T34">IQUV </text:span><text:span text:style-name="T13">map, look at </text:span><text:span text:style-name="T34">QUV</text:span><text:span text:style-name="T33"> flux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1" draw:text-style-name="P5" draw:layer="layout" svg:width="23.912cm" svg:height="5.065cm" svg:x="2cm" svg:y="5.931cm" presentation:class="outline" presentation:user-transformed="true">
          <draw:text-box>
            <text:list text:style-name="L2">
              <text:list-item>
                <text:p text:style-name="P5">A “perfect” instrument has an equatorial mount, i.e. stationary sky.</text:p>
              </text:list-item>
            </text:list>
            <text:list text:style-name="L2">
              <text:list-item>
                <text:p text:style-name="P5">With an alt-az mount, the sky rotates relative to each antenna.</text:p>
              </text:list-item>
            </text:list>
          </draw:text-box>
        </draw:frame>
        <draw:frame draw:style-name="gr2" draw:layer="layout" svg:width="14.749cm" svg:height="7.359cm" svg:x="7.144cm" svg:y="11.7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1" draw:text-style-name="P10" draw:layer="layout" svg:width="23.912cm" svg:height="10.09cm" svg:x="2.5cm" svg:y="5.5cm" presentation:class="outline" presentation:user-transformed="true">
          <draw:text-box>
            <text:list text:style-name="L2">
              <text:list-item>
                <text:p text:style-name="P5"><text:span text:style-name="T50">Use </text:span><text:span text:style-name="T51">Day2/demo3-predict-ps-gain.py </text:span><text:span text:style-name="T52">as a starting point. </text:span></text:p>
              </text:list-item>
            </text:list>
            <text:list text:style-name="L2">
              <text:list-item>
                <text:p text:style-name="P5"><text:span text:style-name="T52">Reset all gains to 1, make source </text:span><text:span text:style-name="T53">I</text:span><text:span text:style-name="T52">=1Jy, </text:span><text:span text:style-name="T53">Q</text:span><text:span text:style-name="T52">=.2Jy, </text:span><text:span text:style-name="T53">U=V=</text:span><text:span text:style-name="T17">0</text:span><text:span text:style-name="T53">.</text:span></text:p>
              </text:list-item>
            </text:list>
            <text:list text:style-name="L2">
              <text:list-item>
                <text:p text:style-name="P5"><text:span text:style-name="T52">Add a </text:span><text:span text:style-name="T14">P</text:span><text:span text:style-name="T52"> term to model sky rotation.</text:span></text:p>
              </text:list-item>
            </text:list>
            <text:list text:style-name="L2">
              <text:list-item>
                <text:p text:style-name="P5"><text:span text:style-name="T52">Produce MFS maps of </text:span><text:span text:style-name="T53">IQUV</text:span><text:span text:style-name="T52"> flux.</text:span></text:p>
              </text:list-item>
            </text:list>
            <text:list text:style-name="L2">
              <text:list-item>
                <text:p text:style-name="P5"><text:span text:style-name="T52">Hint: </text:span><text:span text:style-name="T35">Meq.ParAngle</text:span><text:span text:style-name="T52"> computes the P.A. as a function of time. It expects a </text:span><text:span text:style-name="T54">radec</text:span><text:span text:style-name="T52"> child (phase center), and an </text:span><text:span text:style-name="T54">xyz</text:span><text:span text:style-name="T52"> child (station position).</text:span></text:p>
              </text:list-item>
            </text:list>
          </draw:text-box>
        </draw:frame>
        <draw:frame draw:style-name="gr2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1" draw:text-style-name="P10" draw:layer="layout" svg:width="23.912cm" svg:height="3.392cm" svg:x="2.5cm" svg:y="5.5cm" presentation:class="outline" presentation:user-transformed="true">
          <draw:text-box>
            <text:list text:style-name="L2">
              <text:list-item>
                <text:p text:style-name="P5"><text:span text:style-name="T50">Use </text:span><text:span text:style-name="T51">Day2/demo2-predict-ps-image.py </text:span><text:span text:style-name="T52">as a starting point. </text:span></text:p>
              </text:list-item>
            </text:list>
            <text:list text:style-name="L2">
              <text:list-item>
                <text:p text:style-name="P5"><text:span text:style-name="T52">Make the source move:</text:span><text:span text:style-name="T35"> </text:span></text:p>
              </text:list-item>
            </text:list>
          </draw:text-box>
        </draw:frame>
        <draw:frame draw:style-name="gr2" draw:layer="layout" svg:width="13.544cm" svg:height="4.577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1" draw:text-style-name="P10" draw:layer="layout" svg:width="23.912cm" svg:height="3.63cm" svg:x="2.5cm" svg:y="15.5cm" presentation:class="outline" presentation:user-transformed="true">
          <draw:text-box>
            <text:list text:style-name="L2">
              <text:list-item>
                <text:p text:style-name="P5"><text:span text:style-name="T52">For </text:span><text:span text:style-name="T53">t</text:span><text:span text:style-name="T55">0</text:span><text:span text:style-name="T52">, create </text:span><text:span text:style-name="T56">ns.time0 &lt;&lt; Meq.Parm</text:span><text:span text:style-name="T52">;</text:span><text:span text:style-name="T52"><text:line-break/></text:span><text:span text:style-name="T52">(header script will initialize it for you.)</text:span></text:p>
              </text:list-item>
            </text:list>
            <text:list text:style-name="L2">
              <text:list-item>
                <text:p text:style-name="P5"><text:span text:style-name="T52">Produce an MFS map.</text:span><text:span text:style-name="T35">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10-06T19:30:14</dc:date>
    <meta:print-date>2006-10-04T19:39:36</meta:print-date>
    <dc:language>en-US</dc:language>
    <meta:editing-cycles>48</meta:editing-cycles>
    <meta:editing-duration>P3DT14H31M50S</meta:editing-duration>
    <meta:user-defined meta:name="Info 1"/>
    <meta:user-defined meta:name="Info 2"/>
    <meta:user-defined meta:name="Info 3"/>
    <meta:user-defined meta:name="Info 4"/>
    <meta:document-statistic meta:object-count="20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≈</math:mo>
            <math:mn>5</math:mn>
          </math:mrow>
          <math:mi>'</math:mi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approx 5'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 ## -d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{bar g}_{x,q}e^{-%i %phi_{pq}} (I+Q)/2 } newline 
alignl size 24 { v_{yy,pq} = g_{y,p}{bar g}_{y,q}e^{-%i %phi_{pq}} (I-Q)/2 } newline 
alignl size 24 { v_{xy,pq} =  g_{x,p}{bar g}_{y,q}e^{-%i %phi_{pq}} (U+%i V)/2 } newline 
alignl size 24 { v_{yx,pq} =  g_{y,p}{bar g}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vector is then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  <math:mtext>     (2 complex numbers)</math:mtext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sub>
                            <math:mi>e</math:mi>
                            <math:mi>x</math:mi>
                          </math:msub>
                          <math:mi>'</math:mi>
                        </math:mrow>
                      </math:mtr>
                      <math:mtr>
                        <math:mrow>
                          <math:msub>
                            <math:mi>e</math:mi>
                            <math:mi>y</math:mi>
                          </math:msub>
                          <math:mi>'</math:mi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(Other assumption: same applies to voltages in the receptors.)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vector is then "vec e = left ( binom e_x e_y right ) "     (2 complex numbers)"} newline 
size 24 { ital "The fundamental assumption:" " propagation through a medium " } newline
alignl size 24 { "can be fully described by a 2x2 complex " italic "Jones matrix:"} newline
vec e' = bold J vec e ~~~"i.e."~~~ size 24 { left ( binom {e_x'} {e_y'} right ) = left ( matrix{&lt;?&gt; # &lt;?&gt; ## &lt;?&gt; # &lt;?&gt;} right ) left ( binom e_x e_y right ) } newline 
size 24 { "(Other assumption: same applies to voltages in the receptors.)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over math:accent="true">
                          <math:msub>
                            <math:mi>e</math:mi>
                            <math:mi math:fontstyle="italic">qx</math:mi>
                          </math:msub>
                          <math:mo math:stretchy="false"></math:mo>
                        </math:mover>
                        <math:mi/>
                        <math:mover math:accent="true">
                          <math:msub>
                            <math:mi>e</math:mi>
                            <math:mi math:fontstyle="italic">qy</math:mi>
                          </math:msub>
                          <math:mo math:stretchy="false"></math:mo>
                        </math:mover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E.M. vector "at the source"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bar e_qx rangle, e_xy = langle e_px bar e_qy rangle,e_yx = langle  e_py bar e_qx rangle, e_yy = langle e_py bar e_qy rangle } newline
size 24 { "It is convenient to represent these as a matrix product:" } newline
size 24 { {bold V}_pq = langle {vec e}_p {vec e}^{%dagger}_q rangle = langle left ( stack{e_px # e_py} right ) (bar e_qx`bar e_qy) rangle = left ( matrix{e_xx # e_xy ## e_yx # e_yy} right ) } newline 
size 24 { "(" langle ` rangle ": time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E.M. vector \"at the source\"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</math:mtr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y</math:mi>
                      <math:mrow>
                        <math:mo math:stretchy="false"></math:mo>
                        <math:mi>l</math:mi>
                        <math:mo math:stretchy="false"></math:mo>
                      </math:mrow>
                    </math:mrow>
                  </math:msub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{bar j}_{xx(q)} # {bar j}_{yx(q)} ## {bar j}_{xy(q)} # {bar j}_{yy(l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/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row>
                <math:mo math:stretchy="false"></math:mo>
                <math:mrow>
                  <math:mn>...</math:mn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2</math:mi>
                      </math:msub>
                      <math:mrow>
                        <math:mo math:stretchy="false"></math:mo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1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q1</math:mi>
                            <math:mo math:stretchy="false">†</math:mo>
                          </math:msub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2</math:mi>
                        <math:mo math:stretchy="false">†</math:mo>
                      </math:msubsup>
                    </math:mrow>
                    <math:mo math:stretchy="false"></math:mo>
                  </math:mrow>
                  <math:mn>...</math:mn>
                </math:mrow>
                <math:mo math:stretchy="false"></math:mo>
              </math:mrow>
              <math:msubsup>
                <math:mstyle math:fontweight="bold">
                  <math:mrow>
                    <math:mi>J</math:mi>
                  </math:mrow>
                </math:mstyle>
                <math:mi math:fontstyle="italic">qm</math:mi>
                <math:mo math:stretchy="false">†</math:mo>
              </math:msubsup>
            </math:mrow>
          </math:mrow>
        </math:mstyle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newline
size 24 { "Since " (bold AB)^%dagger = {bold B}^{%dagger}{bold A}^{%dagger}, " the M.E. becomes:" } newline newline
{bold X}_pq =  {bold J}_pn ... {bold J}_p2 {bold J}_p1 bold B {bold J}^{%dagger}_q1 {bold J}^{%dagger}_q2 ... {bold J}^{%dagger}_qm newline newline
size 24 { "or in the \"onion form\":" } newline
size 24 { {bold X}_pq =  {bold J}_pn ( ... ( {bold J}_p2 ( {bold J}_p1 bold B {bold J}^{%dagger}_q1 ) {bold J}^{%dagger}_q2 ) ... ) {bold J}^{%dagger}_qm 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†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%phi_p} e^{%i%phi_q} = e^{-%i%phi_p} (e^{-%i%phi_q})^%dagge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assuming </math:mtext>
              <math:mrow>
                <math:mrow>
                  <math:mo math:stretchy="false">〈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.</math:mi>
                </math:msub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a.k.a.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assuming " langle {bold J}_p rangle = {bold J}_p. ")" } newline
size 24 { "The inner quantity is known as the " ital "source coherency" ":" } newline
size 24 { bold B = langle vec e {vec e}^%dagger rangle = 1 over 2 left ( matrix {I+Q # U+%i V ## U-%i V # I-Q } right ) } newline
size 24 { "a.k.a.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a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  <math:mtext> For coplanar arrays, </math:mtext>
                <math:mrow>
                  <math:mi>w</math:mi>
                  <math:mo math:stretchy="false"></math:mo>
                  <math:mn>0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a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ordinates" " (in wavelengths)," } newline
alignl size 24 { "and " %l,%m,%n " are the direction cosines for the source."} newline
size 20 { ( %n=sqrt {1-%l^2-%m^2} ",  for \"small\" fields " n toward 1. " For coplanar arrays, " w toward 0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†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enced math:open="" math:close="">
                  <math:mtable>
                    <math:mtr>
                      <math:mtd>
                        <math:mi>I</math:mi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i>I</math:mi>
                      </math:mtd>
                    </math:mtr>
                  </math:mtable>
                </math:mfenced>
              </math:mrow>
            </math:mrow>
          </math:mrow>
        </math:mstyle>
      </math:mtr>
    </math:mtable>
    <math:annotation math:encoding="StarMath 5.0">size 24 { "We can then rewrite: "} newline
v_pq = e^{-%i%phi_p}I(e^{-%i%phi_q})^%dagger newline newline
size 24 "compare this to:" newline
{bold V}_pq={bold K}_p bold B {bold K}^{%dagger}_q, newline
size 24 { "with " ~ bold B =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